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00" draw:marker-start-width="0.35cm" draw:marker-end="Arrow" draw:marker-end-width="0.35cm" draw:fill="solid" draw:textarea-vertical-align="middle" fo:padding-top="0.175cm" fo:padding-bottom="0.175cm" fo:padding-left="0.3cm" fo:padding-right="0.3cm"/>
    </style:style>
    <style:style style:name="gr2" style:family="graphic" style:parent-style-name="standard">
      <style:graphic-properties svg:stroke-width="0.2cm" svg:stroke-color="#000000" draw:marker-start-width="0.5cm" draw:marker-end-width="0.5cm" draw:fill="none" draw:textarea-horizontal-align="justify" draw:textarea-vertical-align="middle" draw:auto-grow-height="false" fo:min-height="1.03cm" fo:min-width="0.779cm" fo:padding-top="0.225cm" fo:padding-bottom="0.225cm" fo:padding-left="0.35cm" fo:padding-right="0.35cm"/>
      <style:paragraph-properties style:writing-mode="lr-tb"/>
    </style:style>
    <style:style style:name="gr3" style:family="graphic" style:parent-style-name="standard">
      <style:graphic-properties svg:stroke-width="0.2cm" svg:stroke-color="#000000" draw:marker-start-width="0.5cm" draw:marker-end-width="0.5cm" draw:fill="none" draw:textarea-horizontal-align="justify" draw:textarea-vertical-align="middle" draw:auto-grow-height="false" fo:min-height="1.032cm" fo:min-width="0.779cm" fo:padding-top="0.225cm" fo:padding-bottom="0.225cm" fo:padding-left="0.35cm" fo:padding-right="0.35cm"/>
      <style:paragraph-properties style:writing-mode="lr-tb"/>
    </style:style>
    <style:style style:name="gr4" style:family="graphic" style:parent-style-name="objectwithoutfill">
      <style:graphic-properties draw:stroke="dash" draw:stroke-dash="Dot" svg:stroke-width="0.1cm" svg:stroke-color="#000000" draw:marker-start-width="0.35cm" draw:marker-end="Arrow" draw:marker-end-width="0.35cm" draw:fill="solid" draw:textarea-vertical-align="middle" fo:padding-top="0.175cm" fo:padding-bottom="0.175cm" fo:padding-left="0.3cm" fo:padding-right="0.3cm"/>
    </style:style>
    <style:style style:name="gr5" style:family="graphic" style:parent-style-name="objectwithoutfill">
      <style:graphic-properties draw:stroke="dash" draw:stroke-dash="Long_20_Dash" svg:stroke-width="0.1cm" svg:stroke-color="#000000" draw:marker-start-width="0.35cm" draw:marker-end="Arrow" draw:marker-end-width="0.35cm" draw:fill="solid" draw:textarea-vertical-align="middle" fo:padding-top="0.175cm" fo:padding-bottom="0.175cm" fo:padding-left="0.3cm" fo:padding-right="0.3cm"/>
    </style:style>
    <style:style style:name="gr6" style:family="graphic" style:parent-style-name="standard">
      <style:graphic-properties svg:stroke-width="0.2cm" svg:stroke-color="#000000" draw:marker-start-width="0.5cm" draw:marker-end-width="0.5cm" draw:fill="none" draw:textarea-horizontal-align="justify" draw:textarea-vertical-align="middle" draw:auto-grow-height="false" fo:min-height="3.032cm" fo:min-width="4.541cm" fo:padding-top="0.225cm" fo:padding-bottom="0.225cm" fo:padding-left="0.35cm" fo:padding-right="0.35cm" fo:wrap-option="no-wrap"/>
      <style:paragraph-properties style:writing-mode="lr-tb"/>
    </style:style>
    <style:style style:name="gr7" style:family="graphic" style:parent-style-name="standard">
      <style:graphic-properties svg:stroke-width="0.2cm" svg:stroke-color="#000000" draw:marker-start-width="0.5cm" draw:marker-end-width="0.5cm" draw:fill="none" draw:textarea-horizontal-align="justify" draw:textarea-vertical-align="middle" draw:auto-grow-height="false" fo:min-height="1.031cm" fo:min-width="0.779cm" fo:padding-top="0.225cm" fo:padding-bottom="0.225cm" fo:padding-left="0.35cm" fo:padding-right="0.35cm"/>
      <style:paragraph-properties style:writing-mode="lr-tb"/>
    </style:style>
    <style:style style:name="gr8" style:family="graphic" style:parent-style-name="standard">
      <style:graphic-properties svg:stroke-width="0.2cm" svg:stroke-color="#000000" draw:marker-start-width="0.5cm" draw:marker-end-width="0.5cm" draw:fill="none" draw:textarea-horizontal-align="justify" draw:textarea-vertical-align="middle" draw:auto-grow-height="false" fo:min-height="3.031cm" fo:min-width="4.541cm" fo:padding-top="0.225cm" fo:padding-bottom="0.225cm" fo:padding-left="0.35cm" fo:padding-right="0.35cm" fo:wrap-option="no-wrap"/>
      <style:paragraph-properties style:writing-mode="lr-tb"/>
    </style:style>
    <style:style style:name="gr9" style:family="graphic" style:parent-style-name="standard">
      <style:graphic-properties draw:stroke="none" svg:stroke-color="#000000" draw:fill="none" draw:fill-color="#ffffff" fo:min-height="0.888cm"/>
      <style:paragraph-properties style:writing-mode="lr-tb"/>
    </style:style>
    <style:style style:name="gr10" style:family="graphic" style:parent-style-name="standard">
      <style:graphic-properties draw:stroke="none" svg:stroke-color="#000000" draw:fill="none" draw:fill-color="#ffffff" fo:min-height="0.945cm"/>
      <style:paragraph-properties style:writing-mode="lr-tb"/>
    </style:style>
    <style:style style:name="P1" style:family="paragraph">
      <loext:graphic-properties draw:fill="solid"/>
      <style:paragraph-properties fo:text-align="center"/>
    </style:style>
    <style:style style:name="P2" style:family="paragraph">
      <style:paragraph-properties fo:text-align="center" style:writing-mode="lr-tb"/>
    </style:style>
    <style:style style:name="P3" style:family="paragraph">
      <loext:graphic-properties draw:fill="none"/>
      <style:paragraph-properties fo:text-align="center" style:writing-mode="lr-tb"/>
    </style:style>
    <style:style style:name="P4" style:family="paragraph">
      <style:paragraph-properties fo:text-align="center" style:writing-mode="lr-tb"/>
      <style:text-properties fo:font-style="italic" fo:font-weight="bold" style:font-style-asian="italic" style:font-weight-asian="bold" style:font-style-complex="italic" style:font-weight-complex="bold"/>
    </style:style>
    <style:style style:name="P5" style:family="paragraph">
      <loext:graphic-properties draw:fill="none"/>
      <style:paragraph-properties fo:text-align="center" style:writing-mode="lr-tb"/>
      <style:text-properties fo:font-style="italic" fo:font-weight="bold" style:font-style-asian="italic" style:font-weight-asian="bold" style:font-style-complex="italic" style:font-weight-complex="bold"/>
    </style:style>
    <style:style style:name="P6" style:family="paragraph">
      <loext:graphic-properties draw:fill="none" draw:fill-color="#ffffff"/>
    </style:style>
    <style:style style:name="T1" style:family="text">
      <style:text-properties fo:font-size="24pt" fo:font-style="italic" fo:font-weight="bold" style:font-size-asian="24pt" style:font-style-asian="italic" style:font-weight-asian="bold" style:font-size-complex="24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onnector draw:style-name="gr1" draw:text-style-name="P1" draw:layer="layout" draw:type="line" svg:x1="16.899cm" svg:y1="2.878cm" svg:x2="14.92cm" svg:y2="4.791cm" draw:start-shape="id1" draw:start-glue-point="7" svg:d="M16899 2878l-1979 1913" svg:viewBox="0 0 1980 1914">
          <text:p/>
        </draw:connector>
        <draw:custom-shape draw:style-name="gr2" draw:text-style-name="P3" xml:id="id1" draw:id="id1" draw:layer="layout" svg:width="2.091cm" svg:height="2.092cm" svg:x="16.593cm" svg:y="1.092cm">
          <text:p text:style-name="P2">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2.091cm" svg:height="2.094cm" svg:x="19.438cm" svg:y="3.616cm">
          <text:p text:style-name="P2">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2.091cm" svg:height="2.092cm" svg:x="16.296cm" svg:y="6.19cm">
          <text:p text:style-name="P2">Joh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4" draw:text-style-name="P1" draw:layer="layout" svg:width="2.668cm" svg:height="1.815cm" draw:transform="skewX (-0.0237364778271229) rotate (0.580845575063713) translate (3.63354930771404cm 4.51338587383986cm)" svg:viewBox="0 0 2669 1816" svg:d="M0 0c2125 0 2660 1774 2660 1774l9 42">
          <text:p/>
        </draw:path>
        <draw:path draw:style-name="gr5" draw:text-style-name="P1" draw:layer="layout" svg:width="3.518cm" svg:height="1.13cm" draw:transform="skewX (-0.018151424220741) rotate (-2.99027260744189) translate (7.08763238202882cm 5.94384830994761cm)" svg:viewBox="0 0 3519 1131" svg:d="M0 0c3303 0 3519 1131 3519 1131">
          <text:p/>
        </draw:path>
        <draw:custom-shape draw:style-name="gr3" draw:text-style-name="P3" draw:layer="layout" svg:width="2.091cm" svg:height="2.094cm" svg:x="1.529cm" svg:y="3.578cm">
          <text:p text:style-name="P2">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8.022cm" svg:height="5.368cm" svg:x="6.924cm" svg:y="2.107cm">
          <text:p text:style-name="P4"><text:span text:style-name="T1">UserKNN</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 draw:text-style-name="P1" draw:layer="layout" draw:type="line" svg:x1="38.866cm" svg:y1="2.896cm" svg:x2="36.887cm" svg:y2="4.809cm" draw:start-shape="id2" draw:start-glue-point="7" svg:d="M38866 2896l-1979 1913" svg:viewBox="0 0 1980 1914">
          <text:p/>
        </draw:connector>
        <draw:custom-shape draw:style-name="gr2" draw:text-style-name="P3" xml:id="id2" draw:id="id2" draw:layer="layout" svg:width="2.091cm" svg:height="2.092cm" svg:x="38.56cm" svg:y="1.11cm">
          <text:p text:style-name="P2">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2.091cm" svg:height="2.092cm" svg:x="41.406cm" svg:y="3.635cm">
          <text:p text:style-name="P2">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2.091cm" svg:height="2.092cm" svg:x="38.265cm" svg:y="6.208cm">
          <text:p text:style-name="P2">Joh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4" draw:text-style-name="P1" draw:layer="layout" svg:width="2.676cm" svg:height="1.814cm" draw:transform="skewX (-0.0200712863979347) rotate (0.580496509213314) translate (25.6015492013676cm 4.53138571858296cm)" svg:viewBox="0 0 2677 1815" svg:d="M0 0c2125-1 2668 1773 2668 1773l9 42">
          <text:p/>
        </draw:path>
        <draw:path draw:style-name="gr5" draw:text-style-name="P1" draw:layer="layout" svg:width="3.517cm" svg:height="1.129cm" draw:transform="skewX (-0.0195476876223365) rotate (-2.99062167329228) translate (29.0556324758049cm 5.96184885455338cm)" svg:viewBox="0 0 3518 1130" svg:d="M0 0c3303-1 3518 1130 3518 1130">
          <text:p/>
        </draw:path>
        <draw:custom-shape draw:style-name="gr7" draw:text-style-name="P3" draw:layer="layout" svg:width="2.091cm" svg:height="2.093cm" svg:x="23.497cm" svg:y="3.597cm">
          <text:p text:style-name="P2">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8.022cm" svg:height="5.367cm" svg:x="28.892cm" svg:y="2.125cm">
          <text:p text:style-name="P4"><text:span text:style-name="T1">ReuseKNN</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 draw:text-style-name="P1" draw:layer="layout" draw:type="line" svg:x1="19.411cm" svg:y1="14.663cm" svg:x2="14.92cm" svg:y2="14.792cm" svg:d="M19411 14663l-4491 129" svg:viewBox="0 0 4492 130">
          <text:p/>
        </draw:connector>
        <draw:custom-shape draw:style-name="gr2" draw:text-style-name="P3" draw:layer="layout" svg:width="2.091cm" svg:height="2.092cm" svg:x="16.593cm" svg:y="11.093cm">
          <text:p text:style-name="P2">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2.091cm" svg:height="2.094cm" svg:x="19.438cm" svg:y="13.617cm">
          <text:p text:style-name="P2">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2.091cm" svg:height="2.092cm" svg:x="16.296cm" svg:y="16.191cm">
          <text:p text:style-name="P2">Joh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4" draw:text-style-name="P1" draw:layer="layout" svg:width="2.668cm" svg:height="1.815cm" draw:transform="skewX (-0.023736477827123) rotate (0.580845575063713) translate (3.63354930771404cm 14.5143858738399cm)" svg:viewBox="0 0 2669 1816" svg:d="M0 0c2125 0 2660 1774 2660 1774l9 42">
          <text:p/>
        </draw:path>
        <draw:path draw:style-name="gr5" draw:text-style-name="P1" draw:layer="layout" svg:width="3.518cm" svg:height="1.13cm" draw:transform="skewX (-0.018151424220741) rotate (-2.99027260744189) translate (7.08763238202882cm 15.9448483099476cm)" svg:viewBox="0 0 3519 1131" svg:d="M0 0c3303 0 3519 1131 3519 1131">
          <text:p/>
        </draw:path>
        <draw:custom-shape draw:style-name="gr3" draw:text-style-name="P3" draw:layer="layout" svg:width="2.091cm" svg:height="2.094cm" svg:x="1.529cm" svg:y="13.579cm">
          <text:p text:style-name="P2">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8.022cm" svg:height="5.368cm" svg:x="6.924cm" svg:y="12.108cm">
          <text:p text:style-name="P4"><text:span text:style-name="T1">UserKNN</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 draw:text-style-name="P1" draw:layer="layout" draw:type="line" svg:x1="38.866cm" svg:y1="12.897cm" svg:x2="36.887cm" svg:y2="14.81cm" draw:start-shape="id3" draw:start-glue-point="7" svg:d="M38866 12897l-1979 1913" svg:viewBox="0 0 1980 1914">
          <text:p/>
        </draw:connector>
        <draw:custom-shape draw:style-name="gr2" draw:text-style-name="P3" xml:id="id3" draw:id="id3" draw:layer="layout" svg:width="2.091cm" svg:height="2.092cm" svg:x="38.56cm" svg:y="11.111cm">
          <text:p text:style-name="P2">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2.091cm" svg:height="2.092cm" svg:x="41.406cm" svg:y="13.636cm">
          <text:p text:style-name="P2">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2.091cm" svg:height="2.092cm" svg:x="38.265cm" svg:y="16.209cm">
          <text:p text:style-name="P2">Joh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4" draw:text-style-name="P1" draw:layer="layout" svg:width="2.676cm" svg:height="1.814cm" draw:transform="skewX (-0.0200712863979347) rotate (0.580496509213314) translate (25.6015492013676cm 14.532385718583cm)" svg:viewBox="0 0 2677 1815" svg:d="M0 0c2125-1 2668 1773 2668 1773l9 42">
          <text:p/>
        </draw:path>
        <draw:path draw:style-name="gr5" draw:text-style-name="P1" draw:layer="layout" svg:width="3.517cm" svg:height="1.129cm" draw:transform="skewX (-0.0195476876223365) rotate (-2.99062167329228) translate (29.0556324758049cm 15.9628488545534cm)" svg:viewBox="0 0 3518 1130" svg:d="M0 0c3303-1 3518 1130 3518 1130">
          <text:p/>
        </draw:path>
        <draw:custom-shape draw:style-name="gr7" draw:text-style-name="P3" draw:layer="layout" svg:width="2.091cm" svg:height="2.093cm" svg:x="23.497cm" svg:y="13.598cm">
          <text:p text:style-name="P2">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8.022cm" svg:height="5.367cm" svg:x="28.892cm" svg:y="12.126cm">
          <text:p text:style-name="P4"><text:span text:style-name="T1">ReuseKNN</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 draw:text-style-name="P1" draw:layer="layout" draw:type="line" svg:x1="16.602cm" svg:y1="26.398cm" svg:x2="14.946cm" svg:y2="24.693cm" draw:start-shape="id4" draw:start-glue-point="5" draw:end-shape="id5" svg:d="M16602 26398l-1656-1705" svg:viewBox="0 0 1657 1706">
          <text:p/>
        </draw:connector>
        <draw:custom-shape draw:style-name="gr2" draw:text-style-name="P3" draw:layer="layout" svg:width="2.091cm" svg:height="2.092cm" svg:x="16.593cm" svg:y="20.994cm">
          <text:p text:style-name="P2">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2.091cm" svg:height="2.094cm" svg:x="19.438cm" svg:y="23.518cm">
          <text:p text:style-name="P2">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4" draw:id="id4" draw:layer="layout" svg:width="2.091cm" svg:height="2.092cm" svg:x="16.296cm" svg:y="26.092cm">
          <text:p text:style-name="P2">Joh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4" draw:text-style-name="P1" draw:layer="layout" svg:width="2.668cm" svg:height="1.815cm" draw:transform="skewX (-0.0237364778271229) rotate (0.580845575063713) translate (3.63354930771404cm 24.4153858738399cm)" svg:viewBox="0 0 2669 1816" svg:d="M0 0c2125 0 2660 1774 2660 1774l9 42">
          <text:p/>
        </draw:path>
        <draw:path draw:style-name="gr5" draw:text-style-name="P1" draw:layer="layout" svg:width="3.518cm" svg:height="1.13cm" draw:transform="skewX (-0.018151424220741) rotate (-2.99027260744189) translate (7.08763238202882cm 25.8458483099476cm)" svg:viewBox="0 0 3519 1131" svg:d="M0 0c3303 0 3519 1131 3519 1131">
          <text:p/>
        </draw:path>
        <draw:custom-shape draw:style-name="gr3" draw:text-style-name="P3" draw:layer="layout" svg:width="2.091cm" svg:height="2.094cm" svg:x="1.529cm" svg:y="23.48cm">
          <text:p text:style-name="P2">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5" xml:id="id5" draw:id="id5" draw:layer="layout" svg:width="8.022cm" svg:height="5.368cm" svg:x="6.924cm" svg:y="22.009cm">
          <text:p text:style-name="P4"><text:span text:style-name="T1">UserKNN</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 draw:text-style-name="P1" draw:layer="layout" draw:type="line" svg:x1="38.866cm" svg:y1="22.798cm" svg:x2="36.887cm" svg:y2="24.711cm" draw:start-shape="id6" draw:start-glue-point="7" svg:d="M38866 22798l-1979 1913" svg:viewBox="0 0 1980 1914">
          <text:p/>
        </draw:connector>
        <draw:custom-shape draw:style-name="gr2" draw:text-style-name="P3" xml:id="id6" draw:id="id6" draw:layer="layout" svg:width="2.091cm" svg:height="2.092cm" svg:x="38.56cm" svg:y="21.012cm">
          <text:p text:style-name="P2">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2.091cm" svg:height="2.092cm" svg:x="41.406cm" svg:y="23.537cm">
          <text:p text:style-name="P2">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2.091cm" svg:height="2.092cm" svg:x="38.265cm" svg:y="26.11cm">
          <text:p text:style-name="P2">Joh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ath draw:style-name="gr4" draw:text-style-name="P1" draw:layer="layout" svg:width="2.676cm" svg:height="1.814cm" draw:transform="skewX (-0.0200712863979348) rotate (0.580496509213314) translate (25.6015492013676cm 24.433385718583cm)" svg:viewBox="0 0 2677 1815" svg:d="M0 0c2125-1 2668 1773 2668 1773l9 42">
          <text:p/>
        </draw:path>
        <draw:path draw:style-name="gr5" draw:text-style-name="P1" draw:layer="layout" svg:width="3.517cm" svg:height="1.129cm" draw:transform="skewX (-0.0195476876223365) rotate (-2.99062167329228) translate (29.0556324758049cm 25.8638488545534cm)" svg:viewBox="0 0 3518 1130" svg:d="M0 0c3303-1 3518 1130 3518 1130">
          <text:p/>
        </draw:path>
        <draw:custom-shape draw:style-name="gr7" draw:text-style-name="P3" draw:layer="layout" svg:width="2.091cm" svg:height="2.093cm" svg:x="23.497cm" svg:y="23.499cm">
          <text:p text:style-name="P2">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8.022cm" svg:height="5.367cm" svg:x="28.892cm" svg:y="22.027cm">
          <text:p text:style-name="P4"><text:span text:style-name="T1">ReuseKNN</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6" draw:layer="layout" svg:width="3.308cm" svg:height="1.138cm" svg:x="3.939cm" svg:y="2.705cm">
          <draw:text-box>
            <text:p>Query 1</text:p>
          </draw:text-box>
        </draw:frame>
        <draw:frame draw:style-name="gr9" draw:text-style-name="P6" draw:layer="layout" svg:width="3.308cm" svg:height="1.138cm" svg:x="3.939cm" svg:y="12.705cm">
          <draw:text-box>
            <text:p>Query 2</text:p>
          </draw:text-box>
        </draw:frame>
        <draw:frame draw:style-name="gr9" draw:text-style-name="P6" draw:layer="layout" svg:width="3.308cm" svg:height="1.138cm" svg:x="3.939cm" svg:y="22.605cm">
          <draw:text-box>
            <text:p>Query 3</text:p>
          </draw:text-box>
        </draw:frame>
        <draw:frame draw:style-name="gr9" draw:text-style-name="P6" draw:layer="layout" svg:width="3.308cm" svg:height="1.138cm" svg:x="25.839cm" svg:y="2.705cm">
          <draw:text-box>
            <text:p>Query 1</text:p>
          </draw:text-box>
        </draw:frame>
        <draw:frame draw:style-name="gr9" draw:text-style-name="P6" draw:layer="layout" svg:width="3.308cm" svg:height="1.138cm" svg:x="25.839cm" svg:y="12.705cm">
          <draw:text-box>
            <text:p>Query 2</text:p>
          </draw:text-box>
        </draw:frame>
        <draw:frame draw:style-name="gr9" draw:text-style-name="P6" draw:layer="layout" svg:width="3.308cm" svg:height="1.138cm" svg:x="25.839cm" svg:y="22.605cm">
          <draw:text-box>
            <text:p>Query 3</text:p>
          </draw:text-box>
        </draw:frame>
        <draw:frame draw:style-name="gr10" draw:text-style-name="P6" draw:layer="layout" svg:width="3.977cm" svg:height="1.195cm" svg:x="3.25cm" svg:y="6.292cm">
          <draw:text-box>
            <text:p>Response 1</text:p>
          </draw:text-box>
        </draw:frame>
        <draw:frame draw:style-name="gr10" draw:text-style-name="P6" draw:layer="layout" svg:width="3.977cm" svg:height="1.195cm" svg:x="3.251cm" svg:y="16.293cm">
          <draw:text-box>
            <text:p>Response 2</text:p>
          </draw:text-box>
        </draw:frame>
        <draw:frame draw:style-name="gr10" draw:text-style-name="P6" draw:layer="layout" svg:width="3.977cm" svg:height="1.195cm" svg:x="3.252cm" svg:y="26.294cm">
          <draw:text-box>
            <text:p>Response 3</text:p>
          </draw:text-box>
        </draw:frame>
        <draw:frame draw:style-name="gr10" draw:text-style-name="P6" draw:layer="layout" svg:width="3.977cm" svg:height="1.195cm" svg:x="25.151cm" svg:y="6.293cm">
          <draw:text-box>
            <text:p>Response 1</text:p>
          </draw:text-box>
        </draw:frame>
        <draw:frame draw:style-name="gr10" draw:text-style-name="P6" draw:layer="layout" svg:width="3.977cm" svg:height="1.195cm" svg:x="25.152cm" svg:y="16.294cm">
          <draw:text-box>
            <text:p>Response 2</text:p>
          </draw:text-box>
        </draw:frame>
        <draw:frame draw:style-name="gr10" draw:text-style-name="P6" draw:layer="layout" svg:width="3.977cm" svg:height="1.195cm" svg:x="25.153cm" svg:y="26.295cm">
          <draw:text-box>
            <text:p>Response 3</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A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5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8-31T11:59:17.410000000</meta:creation-date>
    <meta:generator>LibreOffice/7.1.4.2$Windows_X86_64 LibreOffice_project/a529a4fab45b75fefc5b6226684193eb000654f6</meta:generator>
    <dc:date>2021-08-31T12:17:43.602000000</dc:date>
    <meta:editing-duration>PT18M22S</meta:editing-duration>
    <meta:editing-cycles>9</meta:editing-cycles>
    <meta:document-statistic meta:object-count="60"/>
  </office:meta>
</office:document-meta>
</file>